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TRIMENTOS DE ANIMALES NUEVO-HORIZONTE E.I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OXAPAMP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LLUPE AGUILAR, ELMER FABI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NDUR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28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